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3.619cm" table:align="left"/>
    </style:style>
    <style:style style:name="Tabla1.A" style:family="table-column">
      <style:table-column-properties style:column-width="3.306cm"/>
    </style:style>
    <style:style style:name="Tabla1.B" style:family="table-column">
      <style:table-column-properties style:column-width="2.596cm"/>
    </style:style>
    <style:style style:name="Tabla1.C" style:family="table-column">
      <style:table-column-properties style:column-width="3.889cm"/>
    </style:style>
    <style:style style:name="Tabla1.D" style:family="table-column">
      <style:table-column-properties style:column-width="3.82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9.347cm" table:align="left"/>
    </style:style>
    <style:style style:name="Tabla2.A" style:family="table-column">
      <style:table-column-properties style:column-width="4.14cm"/>
    </style:style>
    <style:style style:name="Tabla2.B" style:family="table-column">
      <style:table-column-properties style:column-width="5.20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1.204cm" table:align="left"/>
    </style:style>
    <style:style style:name="Tabla3.A" style:family="table-column">
      <style:table-column-properties style:column-width="2.235cm"/>
    </style:style>
    <style:style style:name="Tabla3.B" style:family="table-column">
      <style:table-column-properties style:column-width="4.819cm"/>
    </style:style>
    <style:style style:name="Tabla3.C" style:family="table-column">
      <style:table-column-properties style:column-width="4.15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0.029cm" table:align="left"/>
    </style:style>
    <style:style style:name="Tabla4.A" style:family="table-column">
      <style:table-column-properties style:column-width="5.577cm"/>
    </style:style>
    <style:style style:name="Tabla4.B" style:family="table-column">
      <style:table-column-properties style:column-width="4.452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4.135cm"/>
    </style:style>
    <style:style style:name="Tabla5.B" style:family="table-column">
      <style:table-column-properties style:column-width="4.103cm"/>
    </style:style>
    <style:style style:name="Tabla5.C" style:family="table-column">
      <style:table-column-properties style:column-width="4.131cm"/>
    </style:style>
    <style:style style:name="Tabla5.D" style:family="table-column">
      <style:table-column-properties style:column-width="4.632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1.264cm" table:align="left"/>
    </style:style>
    <style:style style:name="Tabla6.A" style:family="table-column">
      <style:table-column-properties style:column-width="4.117cm"/>
    </style:style>
    <style:style style:name="Tabla6.B" style:family="table-column">
      <style:table-column-properties style:column-width="3.374cm"/>
    </style:style>
    <style:style style:name="Tabla6.C" style:family="table-column">
      <style:table-column-properties style:column-width="3.773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ngodb+srv://julianseg1412_db_user:&lt;db_password&gt;@julian.bqkyjeu.mongodb.net/</text:p>
      <text:p text:style-name="Standard"/>
      <text:p text:style-name="Standard">mongodb://localhost:27017</text:p>
      <text:p text:style-name="P1">Angela Monsalve - Java con Springboot - Jornada AM Andrés David - TS con Next - Jornada AM Sebastián Agudelo - IA automatizador - Jornada AM Janner González - Analítica de datos - Jornada PM Antony Martinez - Node con Nest - Jornada PM hablame de curvas de aprendizaje y estilos de cada ruta de programacion Robinson Cortés - C# con .NET - Jornada PM</text:p>
      <text:p text:style-name="Text_20_body">Te explico las <text:span text:style-name="Strong_20_Emphasis">curvas de aprendizaje</text:span> y el <text:span text:style-name="Strong_20_Emphasis">estilo de cada ruta</text:span>, pensando en cómo normalmente se desarrollan profesionalmente 👇</text:p>
      <text:p text:style-name="Horizontal_20_Line"/>
      <text:h text:style-name="Heading_20_2" text:outline-level="2">☕ Angela Monsalve – Java con Spring Boot (Jornada AM)</text:h>
      <text:h text:style-name="Heading_20_3" text:outline-level="3">📈 Curva de aprendizaje</text:h>
      <text:list text:style-name="L1">
        <text:list-item>
          <text:p text:style-name="P2"><text:span text:style-name="Strong_20_Emphasis">Inicio:</text:span> Media–alta. Java es estructurado y estricto.</text:p>
        </text:list-item>
        <text:list-item>
          <text:p text:style-name="P2"><text:span text:style-name="Strong_20_Emphasis">Intermedio:</text:span> Se vuelve más fluido al entender POO, inyección de dependencias y arquitectura.</text:p>
        </text:list-item>
        <text:list-item>
          <text:p text:style-name="P2"><text:span text:style-name="Strong_20_Emphasis">Avanzado:</text:span> Exige comprensión de arquitectura empresarial y buenas prácticas.</text:p>
        </text:list-item>
      </text:list>
      <text:p text:style-name="Text_20_body">Spring Boot simplifica mucho, pero al inicio puede sentirse pesado por su configuración y conceptos (IOC, JPA, REST, etc.).</text:p>
      <text:h text:style-name="Heading_20_3" text:outline-level="3">🎯 Estilo de la ruta</text:h>
      <text:list text:style-name="L2">
        <text:list-item>
          <text:p text:style-name="P3">Muy <text:span text:style-name="Strong_20_Emphasis">estructurada y formal</text:span></text:p>
        </text:list-item>
        <text:list-item>
          <text:p text:style-name="P3">Orientada a <text:span text:style-name="Strong_20_Emphasis">backend empresarial</text:span></text:p>
        </text:list-item>
        <text:list-item>
          <text:p text:style-name="P3">Enfoque en arquitectura limpia y escalabilidad</text:p>
        </text:list-item>
        <text:list-item>
          <text:p text:style-name="P3">Alta demanda en sector corporativo y bancario</text:p>
        </text:list-item>
      </text:list>
      <text:p text:style-name="Text_20_body">👉 Ideal para perfiles metódicos y que disfrutan sistemas robustos.</text:p>
      <text:p text:style-name="Horizontal_20_Line"/>
      <text:h text:style-name="Heading_20_2" text:outline-level="2">⚡ Andrés David – TypeScript con Next (Jornada AM)</text:h>
      <text:h text:style-name="Heading_20_3" text:outline-level="3">📈 Curva de aprendizaje</text:h>
      <text:list text:style-name="L3">
        <text:list-item>
          <text:p text:style-name="P4"><text:span text:style-name="Strong_20_Emphasis">Inicio:</text:span> Rápida si ya se conoce JavaScript.</text:p>
        </text:list-item>
        <text:list-item>
          <text:p text:style-name="P4">TypeScript agrega tipado, lo que puede costar al principio.</text:p>
        </text:list-item>
        <text:list-item>
          <text:p text:style-name="P4">Next.js facilita mucho el desarrollo fullstack.</text:p>
        </text:list-item>
      </text:list>
      <text:h text:style-name="Heading_20_3" text:outline-level="3">🎯 Estilo de la ruta</text:h>
      <text:list text:style-name="L4">
        <text:list-item>
          <text:p text:style-name="P5">Moderna y dinámica</text:p>
        </text:list-item>
        <text:list-item>
          <text:p text:style-name="P5">Orientada a <text:span text:style-name="Strong_20_Emphasis">frontend avanzado + fullstack</text:span></text:p>
        </text:list-item>
        <text:list-item>
          <text:p text:style-name="P5"><text:soft-page-break/>Enfoque en rendimiento y experiencia de usuario</text:p>
        </text:list-item>
        <text:list-item>
          <text:p text:style-name="P5">Alta empleabilidad en startups</text:p>
        </text:list-item>
      </text:list>
      <text:p text:style-name="Text_20_body">👉 Ideal para perfiles creativos y rápidos en iterar.</text:p>
      <text:p text:style-name="Horizontal_20_Line"/>
      <text:h text:style-name="Heading_20_2" text:outline-level="2">🤖 Sebastián Agudelo – IA Automatizador (Jornada AM)</text:h>
      <text:h text:style-name="Heading_20_3" text:outline-level="3">📈 Curva de aprendizaje</text:h>
      <text:list text:style-name="L5">
        <text:list-item>
          <text:p text:style-name="P6"><text:span text:style-name="Strong_20_Emphasis">Inicio:</text:span> Media (depende de bases en lógica y programación).</text:p>
        </text:list-item>
        <text:list-item>
          <text:p text:style-name="P6"><text:span text:style-name="Strong_20_Emphasis">Intermedio:</text:span> Se vuelve compleja al entrar en modelos, APIs y automatización.</text:p>
        </text:list-item>
        <text:list-item>
          <text:p text:style-name="P6">Uso frecuente de Python por su ecosistema de IA.</text:p>
        </text:list-item>
      </text:list>
      <text:h text:style-name="Heading_20_3" text:outline-level="3">🎯 Estilo de la ruta</text:h>
      <text:list text:style-name="L6">
        <text:list-item>
          <text:p text:style-name="P7">Experimental e innovadora</text:p>
        </text:list-item>
        <text:list-item>
          <text:p text:style-name="P7">Enfoque en automatización de procesos</text:p>
        </text:list-item>
        <text:list-item>
          <text:p text:style-name="P7">Uso de APIs de IA, bots y scripts</text:p>
        </text:list-item>
        <text:list-item>
          <text:p text:style-name="P7">Alta adaptabilidad al mercado actual</text:p>
        </text:list-item>
      </text:list>
      <text:p text:style-name="Text_20_body">👉 Ideal para perfiles curiosos y orientados a eficiencia.</text:p>
      <text:p text:style-name="Horizontal_20_Line"/>
      <text:h text:style-name="Heading_20_2" text:outline-level="2">📊 Janner González – Analítica de Datos (Jornada PM)</text:h>
      <text:h text:style-name="Heading_20_3" text:outline-level="3">📈 Curva de aprendizaje</text:h>
      <text:list text:style-name="L7">
        <text:list-item>
          <text:p text:style-name="P8"><text:span text:style-name="Strong_20_Emphasis">Inicio:</text:span> Suave si se empieza con fundamentos.</text:p>
        </text:list-item>
        <text:list-item>
          <text:p text:style-name="P8"><text:span text:style-name="Strong_20_Emphasis">Intermedio:</text:span> Aumenta al trabajar con estadística y modelado.</text:p>
        </text:list-item>
        <text:list-item>
          <text:p text:style-name="P8">Herramientas comunes: Python y R.</text:p>
        </text:list-item>
      </text:list>
      <text:h text:style-name="Heading_20_3" text:outline-level="3">🎯 Estilo de la ruta</text:h>
      <text:list text:style-name="L8">
        <text:list-item>
          <text:p text:style-name="P9">Analítico y estratégico</text:p>
        </text:list-item>
        <text:list-item>
          <text:p text:style-name="P9">Basado en interpretación de datos</text:p>
        </text:list-item>
        <text:list-item>
          <text:p text:style-name="P9">Mezcla de programación y estadística</text:p>
        </text:list-item>
        <text:list-item>
          <text:p text:style-name="P9">Alta demanda en empresas orientadas a decisiones basadas en datos</text:p>
        </text:list-item>
      </text:list>
      <text:p text:style-name="Text_20_body">👉 Ideal para perfiles analíticos y detallistas.</text:p>
      <text:p text:style-name="Horizontal_20_Line"/>
      <text:h text:style-name="Heading_20_2" text:outline-level="2"><text:soft-page-break/>🟢 Antony Martinez – Node con Nest (Jornada PM)</text:h>
      <text:h text:style-name="Heading_20_3" text:outline-level="3">📈 Curva de aprendizaje</text:h>
      <text:list text:style-name="L9">
        <text:list-item>
          <text:p text:style-name="P10"><text:span text:style-name="Strong_20_Emphasis">Inicio:</text:span> Rápida si se conoce JavaScript.</text:p>
        </text:list-item>
        <text:list-item>
          <text:p text:style-name="P10">Node.js es flexible y sencillo.</text:p>
        </text:list-item>
        <text:list-item>
          <text:p text:style-name="P10">NestJS agrega estructura tipo empresarial.</text:p>
        </text:list-item>
      </text:list>
      <text:h text:style-name="Heading_20_3" text:outline-level="3">🎯 Estilo de la ruta</text:h>
      <text:list text:style-name="L10">
        <text:list-item>
          <text:p text:style-name="P11">Backend moderno</text:p>
        </text:list-item>
        <text:list-item>
          <text:p text:style-name="P11">Arquitectura modular</text:p>
        </text:list-item>
        <text:list-item>
          <text:p text:style-name="P11">Enfoque en APIs REST y microservicios</text:p>
        </text:list-item>
        <text:list-item>
          <text:p text:style-name="P11">Muy usado en startups y productos digitales</text:p>
        </text:list-item>
      </text:list>
      <text:p text:style-name="Text_20_body">👉 Ideal para quienes quieren backend estructurado pero moderno.</text:p>
      <text:p text:style-name="Horizontal_20_Line"/>
      <text:h text:style-name="Heading_20_2" text:outline-level="2">💙 Robinson Cortés – C# con .NET (Jornada PM)</text:h>
      <text:h text:style-name="Heading_20_3" text:outline-level="3">📈 Curva de aprendizaje</text:h>
      <text:list text:style-name="L11">
        <text:list-item>
          <text:p text:style-name="P12"><text:span text:style-name="Strong_20_Emphasis">Inicio:</text:span> Media.</text:p>
        </text:list-item>
        <text:list-item>
          <text:p text:style-name="P12">C# es claro y organizado.</text:p>
        </text:list-item>
        <text:list-item>
          <text:p text:style-name="P12">.NET tiene muchas herramientas integradas.</text:p>
        </text:list-item>
      </text:list>
      <text:h text:style-name="Heading_20_3" text:outline-level="3">🎯 Estilo de la ruta</text:h>
      <text:list text:style-name="L12">
        <text:list-item>
          <text:p text:style-name="P13">Empresarial y corporativa</text:p>
        </text:list-item>
        <text:list-item>
          <text:p text:style-name="P13">Fuerte integración con ecosistema Microsoft</text:p>
        </text:list-item>
        <text:list-item>
          <text:p text:style-name="P13">Desarrollo web, escritorio y servicios</text:p>
        </text:list-item>
        <text:list-item>
          <text:p text:style-name="P13">Muy estable en mercado laboral tradicional</text:p>
        </text:list-item>
      </text:list>
      <text:p text:style-name="Text_20_body">👉 Ideal para perfiles organizados y orientados a soluciones empresariales.</text:p>
      <text:p text:style-name="Horizontal_20_Line"/>
      <text:h text:style-name="Heading_20_1" text:outline-level="1">🔎 Comparación General de Curva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Ruta</text:p>
            </table:table-cell>
            <table:table-cell table:style-name="Tabla1.A1" office:value-type="string">
              <text:p text:style-name="Table_20_Heading">Curva Inicial</text:p>
            </table:table-cell>
            <table:table-cell table:style-name="Tabla1.A1" office:value-type="string">
              <text:p text:style-name="Table_20_Heading">Estilo</text:p>
            </table:table-cell>
            <table:table-cell table:style-name="Tabla1.A1" office:value-type="string">
              <text:p text:style-name="Table_20_Heading">Orientación</text:p>
            </table:table-cell>
          </table:table-row>
        </table:table-header-rows>
        <table:table-row>
          <table:table-cell table:style-name="Tabla1.A1" office:value-type="string">
            <text:p text:style-name="Table_20_Contents">Java + Spring</text:p>
          </table:table-cell>
          <table:table-cell table:style-name="Tabla1.A1" office:value-type="string">
            <text:p text:style-name="Table_20_Contents">Alta</text:p>
          </table:table-cell>
          <table:table-cell table:style-name="Tabla1.A1" office:value-type="string">
            <text:p text:style-name="Table_20_Contents">Formal</text:p>
          </table:table-cell>
          <table:table-cell table:style-name="Tabla1.A1" office:value-type="string">
            <text:p text:style-name="Table_20_Contents">Backend empresarial</text:p>
          </table:table-cell>
        </table:table-row>
        <table:table-row>
          <table:table-cell table:style-name="Tabla1.A1" office:value-type="string">
            <text:p text:style-name="Table_20_Contents">TS + Next</text:p>
          </table:table-cell>
          <table:table-cell table:style-name="Tabla1.A1" office:value-type="string">
            <text:p text:style-name="Table_20_Contents">Media</text:p>
          </table:table-cell>
          <table:table-cell table:style-name="Tabla1.A1" office:value-type="string">
            <text:p text:style-name="Table_20_Contents">Moderna</text:p>
          </table:table-cell>
          <table:table-cell table:style-name="Tabla1.A1" office:value-type="string">
            <text:p text:style-name="Table_20_Contents">Fullstack</text:p>
          </table:table-cell>
        </table:table-row>
        <table:table-row>
          <table:table-cell table:style-name="Tabla1.A1" office:value-type="string">
            <text:p text:style-name="Table_20_Contents">IA Automatizador</text:p>
          </table:table-cell>
          <table:table-cell table:style-name="Tabla1.A1" office:value-type="string">
            <text:p text:style-name="Table_20_Contents">Media</text:p>
          </table:table-cell>
          <table:table-cell table:style-name="Tabla1.A1" office:value-type="string">
            <text:p text:style-name="Table_20_Contents">Innovadora</text:p>
          </table:table-cell>
          <table:table-cell table:style-name="Tabla1.A1" office:value-type="string">
            <text:p text:style-name="Table_20_Contents">Automatización</text:p>
          </table:table-cell>
        </table:table-row>
        <table:table-row>
          <table:table-cell table:style-name="Tabla1.A1" office:value-type="string">
            <text:p text:style-name="Table_20_Contents">Analítica</text:p>
          </table:table-cell>
          <table:table-cell table:style-name="Tabla1.A1" office:value-type="string">
            <text:p text:style-name="Table_20_Contents">Media</text:p>
          </table:table-cell>
          <table:table-cell table:style-name="Tabla1.A1" office:value-type="string">
            <text:p text:style-name="Table_20_Contents">Analítica</text:p>
          </table:table-cell>
          <table:table-cell table:style-name="Tabla1.A1" office:value-type="string">
            <text:p text:style-name="Table_20_Contents">Datos</text:p>
          </table:table-cell>
        </table:table-row>
        <text:soft-page-break/>
        <table:table-row>
          <table:table-cell table:style-name="Tabla1.A1" office:value-type="string">
            <text:p text:style-name="Table_20_Contents">Node + Nest</text:p>
          </table:table-cell>
          <table:table-cell table:style-name="Tabla1.A1" office:value-type="string">
            <text:p text:style-name="Table_20_Contents">Media-baja</text:p>
          </table:table-cell>
          <table:table-cell table:style-name="Tabla1.A1" office:value-type="string">
            <text:p text:style-name="Table_20_Contents">Moderna estructurada</text:p>
          </table:table-cell>
          <table:table-cell table:style-name="Tabla1.A1" office:value-type="string">
            <text:p text:style-name="Table_20_Contents">Backend</text:p>
          </table:table-cell>
        </table:table-row>
        <table:table-row>
          <table:table-cell table:style-name="Tabla1.A1" office:value-type="string">
            <text:p text:style-name="Table_20_Contents">C# + .NET</text:p>
          </table:table-cell>
          <table:table-cell table:style-name="Tabla1.A1" office:value-type="string">
            <text:p text:style-name="Table_20_Contents">Media</text:p>
          </table:table-cell>
          <table:table-cell table:style-name="Tabla1.A1" office:value-type="string">
            <text:p text:style-name="Table_20_Contents">Corporativa</text:p>
          </table:table-cell>
          <table:table-cell table:style-name="Tabla1.A1" office:value-type="string">
            <text:p text:style-name="Table_20_Contents">Backend empresarial</text:p>
          </table:table-cell>
        </table:table-row>
      </table:table>
      <text:p text:style-name="Horizontal_20_Line"/>
      <text:p text:style-name="Text_20_body">Si quieres, puedo hacerte ahora:</text:p>
      <text:list text:style-name="L13">
        <text:list-item>
          <text:p text:style-name="P14">🔥 Una comparación por <text:span text:style-name="Strong_20_Emphasis">salarios</text:span></text:p>
        </text:list-item>
        <text:list-item>
          <text:p text:style-name="P14">🎯 Cuál ruta elegir según tu personalidad</text:p>
        </text:list-item>
        <text:list-item>
          <text:p text:style-name="P14">📈 Cuál tiene crecimiento más rápido en 2026</text:p>
        </text:list-item>
        <text:list-item>
          <text:p text:style-name="P14">🧠 Cuál es más difícil realmente</text:p>
        </text:list-item>
      </text:list>
      <text:p text:style-name="Text_20_body">¿Sobre cuál quieres profundizar?</text:p>
      <text:p text:style-name="Text_20_body">todas, hablame de empleabilidad en colombia y mercados extranjeros, requerimineto de ingles etc</text:p>
      <text:p text:style-name="Text_20_body">Aquí tienes un **panorama claro y actualizado del mercado de empleo para TI y desarrollo de software en <text:span text:style-name="Strong_20_Emphasis">Colombia</text:span> y en mercados <text:span text:style-name="Strong_20_Emphasis">extranjeros</text:span>, con enfoque en tus rutas (Java, Spring Boot, Next/TS, IA, Analítica, Node/Nest, C#/.NET) — incluyendo <text:span text:style-name="Emphasis">requisitos de inglés</text:span>, <text:span text:style-name="Emphasis">demanda</text:span> y <text:span text:style-name="Emphasis">diferencias por mercado</text:span>:</text:p>
      <text:p text:style-name="Horizontal_20_Line"/>
      <text:h text:style-name="Heading_20_2" text:outline-level="2">🇨🇴 <text:span text:style-name="Strong_20_Emphasis">Mercado laboral en Colombia</text:span></text:h>
      <text:h text:style-name="Heading_20_3" text:outline-level="3">📊 Demanda general</text:h>
      <text:p text:style-name="Text_20_body">✔️ El sector tecnológico en Colombia está creciendo rápidamente y Bogotá, Medellín y Cali son los principales hubs del país. El desarrollo de software y data es uno de los roles <text:span text:style-name="Strong_20_Emphasis">más buscados</text:span> por empresas locales y extranjeras instaladas aquí. <text:line-break/>✔️ Roles fullstack, backend y de analítica figuran entre los <text:span text:style-name="Emphasis">más solicitados</text:span>. </text:p>
      <text:p text:style-name="Text_20_body"><text:span text:style-name="Strong_20_Emphasis">Importante:</text:span></text:p>
      <text:list text:style-name="L14">
        <text:list-item>
          <text:p text:style-name="P15">Hay palancas de empleo tanto en empresas locales como en consultoras IT que trabajan con clientes internacionales.</text:p>
        </text:list-item>
        <text:list-item>
          <text:p text:style-name="P15">Existen vacantes tanto presenciales como híbridas o 100% remotas. </text:p>
        </text:list-item>
      </text:list>
      <text:p text:style-name="Horizontal_20_Line"/>
      <text:h text:style-name="Heading_20_2" text:outline-level="2">🧑‍💻 <text:span text:style-name="Strong_20_Emphasis">Demanda por ruta / stack</text:span></text:h>
      <text:h text:style-name="Heading_20_3" text:outline-level="3">📍 <text:span text:style-name="Strong_20_Emphasis">Java + Spring Boot</text:span></text:h>
      <text:p text:style-name="Text_20_body">🔹 Muy solicitado en empresas grandes, banca, fintech y consultoras.<text:line-break/>🔹 Muchas ofertas requieren experiencia con backends robustos, microservicios y arquitectura escalable. <text:line-break/>🔹 Salarios pueden moverse entre <text:span text:style-name="Strong_20_Emphasis">$6M – más de $10M COP mensuales</text:span> para perfiles con experiencia. </text:p>
      <text:p text:style-name="Text_20_body"><text:soft-page-break/><text:span text:style-name="Strong_20_Emphasis">Observación clave:</text:span><text:line-break/>Los roles bien remunerados suelen pedir <text:span text:style-name="Strong_20_Emphasis">inglés de nivel B2 o superior</text:span> para comunicarse con equipos internacionales. </text:p>
      <text:p text:style-name="Horizontal_20_Line"/>
      <text:h text:style-name="Heading_20_3" text:outline-level="3">⚛️ <text:span text:style-name="Strong_20_Emphasis">TypeScript + Next.js</text:span></text:h>
      <text:p text:style-name="Text_20_body">✔️ Alta demanda en startups y empresas tech híbridas y remotas.<text:line-break/>✔️ Full stack moderno y demandado, especialmente con habilidades complementarias (React, Node, APIs).</text:p>
      <text:p text:style-name="Text_20_body">👉 <text:span text:style-name="Emphasis">Salarios y roles suelen estar atados a habilidad fullstack y portafolio de proyectos.</text:span></text:p>
      <text:p text:style-name="Horizontal_20_Line"/>
      <text:h text:style-name="Heading_20_3" text:outline-level="3">🤖 <text:span text:style-name="Strong_20_Emphasis">IA / Automatización</text:span></text:h>
      <text:p text:style-name="Text_20_body">✔️ Roles emergentes con crecimiento acelerado (automatización de procesos y soluciones con ML/GenAI).<text:line-break/>✔️ Requiere fundamentos fuertes en programación + herramientas de IA/ML.<text:line-break/>✔️ Muy bien valorado si puedes entregar <text:span text:style-name="Strong_20_Emphasis">proyectos reales</text:span> o demos.</text:p>
      <text:p text:style-name="Text_20_body"><text:span text:style-name="Strong_20_Emphasis">Mercado local:</text:span> aun en expansión, pero con crecimiento claro.<text:line-break/><text:span text:style-name="Strong_20_Emphasis">Mercado remoto internacional:</text:span> mejores salarios y amplia demanda si tienes experiencia relevante.</text:p>
      <text:p text:style-name="Horizontal_20_Line"/>
      <text:h text:style-name="Heading_20_3" text:outline-level="3">📊 <text:span text:style-name="Strong_20_Emphasis">Analítica de datos</text:span></text:h>
      <text:p text:style-name="Text_20_body">✔️ Muy fuerte demanda en sectores financieros, retail, educación y consultoras.<text:line-break/>✔️ Python, SQL, herramientas BI (Power BI, Tableau) y estadística son claves.<text:line-break/>✔️ Roles bien pagos y con oportunidades de crecimiento a corto plazo. </text:p>
      <text:p text:style-name="Horizontal_20_Line"/>
      <text:h text:style-name="Heading_20_3" text:outline-level="3">⚙️ <text:span text:style-name="Strong_20_Emphasis">Node.js + Nest</text:span></text:h>
      <text:p text:style-name="Text_20_body">✔️ Alta demanda para backend moderno y microservicios.<text:line-break/>✔️ Muchas vacantes fullstack piden JavaScript/TypeScript con Node.js/Nest. </text:p>
      <text:p text:style-name="Horizontal_20_Line"/>
      <text:h text:style-name="Heading_20_3" text:outline-level="3">🪶 <text:span text:style-name="Strong_20_Emphasis">C# + .NET</text:span></text:h>
      <text:p text:style-name="Text_20_body">✔️ Sólido mercado en empresas corporativas tradicionales y consultoras.<text:line-break/>✔️ Demanda estable aunque algo menos creciente comparado con JS/Java. </text:p>
      <text:p text:style-name="Horizontal_20_Line"/>
      <text:h text:style-name="Heading_20_2" text:outline-level="2"><text:soft-page-break/>🌍 <text:span text:style-name="Strong_20_Emphasis">Mercado laboral internacional (remoto / extranjero)</text:span></text:h>
      <text:h text:style-name="Heading_20_3" text:outline-level="3">📈 Ventajas</text:h>
      <text:p text:style-name="Text_20_body">✔️ <text:span text:style-name="Strong_20_Emphasis">Salarios más altos</text:span> comparados con Colombia si trabajas para empresas en 🇺🇸🇪🇺🇨🇦<text:line-break/>✔️ Posibilidad de trabajar 100% remoto desde Colombia con compañías globales.<text:line-break/>✔️ Alta demanda para perfiles con experiencia sólida + inglés intermedio o avanzado.</text:p>
      <text:h text:style-name="Heading_20_3" text:outline-level="3">🧠 Requerimientos típicos (externo)</text:h>
      <text:p text:style-name="Text_20_body">✔️ Inglés fluido o muy funcional — muchas empresas hacen entrevistas técnicas y comunicación diaria en inglés. <text:line-break/>✔️ Experiencia en lenguajes y frameworks modernos (TypeScript, Node, Java, Python, Spring Boot, .NET). <text:line-break/>✔️ Familiaridad con buenas prácticas, arquitecturas, APIs, pruebas y workflows DevOps.</text:p>
      <text:p text:style-name="Text_20_body">💡 <text:span text:style-name="Strong_20_Emphasis">Para IA y datos</text:span>, la demanda global es especialmente alta en EE. UU. y Europa para perfiles con portafolio y proyectos reales.</text:p>
      <text:p text:style-name="Horizontal_20_Line"/>
      <text:h text:style-name="Heading_20_2" text:outline-level="2">🗣️ <text:span text:style-name="Strong_20_Emphasis">Inglés: ¿Es indispensable?</text:span></text:h>
      <text:p text:style-name="Text_20_body">📌 <text:span text:style-name="Strong_20_Emphasis">Casi siempre si quieres posición mejor pagada o trabajo remoto internacional.</text:span><text:line-break/>✔️ En Colombia, muchas vacantes técnicas IT piden <text:span text:style-name="Strong_20_Emphasis">inglés conversacional B2 o C1</text:span>, especialmente si el equipo es distribuido o trabaja con clientes globales. <text:line-break/>✔️ Los perfiles con inglés avanzado suelen ganar <text:span text:style-name="Strong_20_Emphasis">muchísimo más</text:span> que quienes no dominan el idioma — a veces hasta 4 – 5× más. </text:p>
      <text:p text:style-name="Text_20_body">👉 <text:span text:style-name="Emphasis">No necesitas inglés perfecto de nativo, pero sí entender y comunicarte bien en conversaciones técnicas y escritas.</text:span></text:p>
      <text:p text:style-name="Horizontal_20_Line"/>
      <text:h text:style-name="Heading_20_2" text:outline-level="2">💼 <text:span text:style-name="Strong_20_Emphasis">Pros y contras empleo TI en Colombia</text:span></text:h>
      <text:h text:style-name="Heading_20_3" text:outline-level="3">👍 Pros</text:h>
      <text:list text:style-name="L15">
        <text:list-item>
          <text:p text:style-name="P16">Alta demanda en ciudades grandes y remoto.</text:p>
        </text:list-item>
        <text:list-item>
          <text:p text:style-name="P16">Roles modernos disponibles (fullstack, datos, AI).</text:p>
        </text:list-item>
        <text:list-item>
          <text:p text:style-name="P16">Buen punto de entrada para primeras experiencias.</text:p>
        </text:list-item>
      </text:list>
      <text:h text:style-name="Heading_20_3" text:outline-level="3">👎 Contras</text:h>
      <text:list text:style-name="L16">
        <text:list-item>
          <text:p text:style-name="P17">Competencia creciente (muchos perfiles junior entran al mercado). </text:p>
        </text:list-item>
        <text:list-item>
          <text:p text:style-name="P17">Algunas vacantes tienen <text:span text:style-name="Strong_20_Emphasis">+100 aspirantes</text:span> rápidamente. </text:p>
        </text:list-item>
        <text:list-item>
          <text:p text:style-name="P17">Salarios locales pueden ser más bajos que los internacionales.</text:p>
        </text:list-item>
      </text:list>
      <text:p text:style-name="Horizontal_20_Line"/>
      <text:h text:style-name="Heading_20_2" text:outline-level="2"><text:soft-page-break/>📌 Recomendaciones para mejorar tu empleabilidad</text:h>
      <text:h text:style-name="Heading_20_3" text:outline-level="3">⭐ En Colombia</text:h>
      <text:list text:style-name="L17">
        <text:list-item>
          <text:p text:style-name="P18">Construye proyectos demostrables (portafolio, GitHub).</text:p>
        </text:list-item>
        <text:list-item>
          <text:p text:style-name="P18">Apunta a roles híbridos o remotos; amplían tus opciones.</text:p>
        </text:list-item>
        <text:list-item>
          <text:p text:style-name="P18">Aprende procesos y metodologías (Agile, CI/CD).</text:p>
        </text:list-item>
      </text:list>
      <text:h text:style-name="Heading_20_3" text:outline-level="3">⭐ Para mercados extranjeros</text:h>
      <text:list text:style-name="L18">
        <text:list-item>
          <text:p text:style-name="P19"><text:span text:style-name="Strong_20_Emphasis">Refuerza inglés</text:span> (meta B2+).</text:p>
        </text:list-item>
        <text:list-item>
          <text:p text:style-name="P19">Domina buenas prácticas de ingeniería (testing, arquitectura).</text:p>
        </text:list-item>
        <text:list-item>
          <text:p text:style-name="P19">Participa en comunidades y portales globales (LinkedIn, GitHub, Upwork, remote OK).</text:p>
        </text:list-item>
      </text:list>
      <text:p text:style-name="Horizontal_20_Line"/>
      <text:p text:style-name="Text_20_body">Si quieres, puedo darte <text:span text:style-name="Strong_20_Emphasis">rangos salariales aproximados por ruta</text:span> (junior/intermedio/senior) en Colombia y en remoto internacional 🎯 — ¿quieres eso?</text:p>
      <text:p text:style-name="Text_20_body">si</text:p>
      <text:p text:style-name="Text_20_body">Aquí tienes <text:span text:style-name="Strong_20_Emphasis">rangos salariales aproximados (junior / intermedio / senior)</text:span> para perfiles tech tanto en <text:span text:style-name="Strong_20_Emphasis">Colombia 🇨🇴</text:span> como en <text:span text:style-name="Strong_20_Emphasis">mercados internacionales (remoto / EE. UU. / Europa)</text:span> — organizados por stack o área:</text:p>
      <text:p text:style-name="Horizontal_20_Line"/>
      <text:h text:style-name="Heading_20_2" text:outline-level="2">🇨🇴 <text:span text:style-name="Strong_20_Emphasis">Salarios en Colombia (2025–2026 aprox.)</text:span></text:h>
      <text:p text:style-name="Text_20_body">📌 Los datos varían según experiencia, ciudad (Bogotá y Medellín suelen pagar más) y tipo de empresa. </text:p>
      <text:h text:style-name="Heading_20_3" text:outline-level="3">💻 Backend &amp; Fullstack (Java, Node, .NET)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Nivel</text:p>
            </table:table-cell>
            <table:table-cell table:style-name="Tabla2.A1" office:value-type="string">
              <text:p text:style-name="Table_20_Heading">Rango salarial (COP / mes)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Junior</text:span> (0–2 años)</text:p>
          </table:table-cell>
          <table:table-cell table:style-name="Tabla2.A1" office:value-type="string">
            <text:p text:style-name="Table_20_Contents">~ <text:span text:style-name="Strong_20_Emphasis">$3M – $7M</text:span>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Intermedio</text:span> (3–5 años)</text:p>
          </table:table-cell>
          <table:table-cell table:style-name="Tabla2.A1" office:value-type="string">
            <text:p text:style-name="Table_20_Contents">~ <text:span text:style-name="Strong_20_Emphasis">$7M – $12M</text:span>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enior</text:span> (5+ años)</text:p>
          </table:table-cell>
          <table:table-cell table:style-name="Tabla2.A1" office:value-type="string">
            <text:p text:style-name="Table_20_Contents">~ <text:span text:style-name="Strong_20_Emphasis">$12M – $18M+</text:span></text:p>
          </table:table-cell>
        </table:table-row>
      </table:table>
      <text:p text:style-name="Text_20_body">👉 En Medellín y Bogotá las cifras suelen ser más altas dentro de estos rangos. </text:p>
      <text:p text:style-name="Text_20_body">📌 Ejemplo por stack (tendencia local):</text:p>
      <text:list text:style-name="L19">
        <text:list-item>
          <text:p text:style-name="P20"><text:span text:style-name="Strong_20_Emphasis">Java + Spring Boot:</text:span> típicamente en <text:span text:style-name="Strong_20_Emphasis">$7M – $12M</text:span> con experiencia media, y más para senior. </text:p>
        </text:list-item>
        <text:list-item>
          <text:p text:style-name="P20"><text:span text:style-name="Strong_20_Emphasis">Node.js / NestJS:</text:span> similar, con posibilidad de llegar a <text:span text:style-name="Strong_20_Emphasis">$15M+</text:span> senior. </text:p>
        </text:list-item>
        <text:list-item>
          <text:p text:style-name="P20"><text:span text:style-name="Strong_20_Emphasis">C# + .NET:</text:span> promedio en <text:span text:style-name="Strong_20_Emphasis">$5M – $10M+</text:span> dependiendo del perfil. </text:p>
        </text:list-item>
      </text:list>
      <text:p text:style-name="Text_20_body">📊 Para roles de <text:span text:style-name="Strong_20_Emphasis">Analítica / Datos / IA</text:span> (ej.: ingeniería de datos, científicos de datos), también se reportan salarios competitivos <text:span text:style-name="Strong_20_Emphasis">~ $8M – $18M+</text:span> en función de experiencia y especialización. </text:p>
      <text:p text:style-name="Text_20_body"><text:soft-page-break/>💡 <text:span text:style-name="Emphasis">Nota:</text:span> hay ofertas locales que pagan por encima del promedio nacional especialmente si tienen buenos proyectos o tecnologías demandadas. </text:p>
      <text:p text:style-name="Horizontal_20_Line"/>
      <text:h text:style-name="Heading_20_2" text:outline-level="2">🌍 <text:span text:style-name="Strong_20_Emphasis">Salarios en mercados extranjeros / remoto</text:span></text:h>
      <text:h text:style-name="Heading_20_3" text:outline-level="3">💻 Remoto global (general)</text:h>
      <text:p text:style-name="Text_20_body">✔️ Según encuestas de desarrolladores remotos, el salario promedio global ronda <text:span text:style-name="Strong_20_Emphasis">~ $70,000 USD anuales (~$5.8K/mes)</text:span> para ingeniería de software general. <text:line-break/>✔️ En regiones como <text:span text:style-name="Strong_20_Emphasis">Norteamérica</text:span> la media puede estar encima de <text:span text:style-name="Strong_20_Emphasis">$80,000 – $90,000 USD/año</text:span>. </text:p>
      <text:h text:style-name="Heading_20_3" text:outline-level="3">🇺🇸 <text:span text:style-name="Strong_20_Emphasis">Estados Unidos (general tech)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Nivel</text:p>
            </table:table-cell>
            <table:table-cell table:style-name="Tabla3.A1" office:value-type="string">
              <text:p text:style-name="Table_20_Heading">Salario típico (USD / año)</text:p>
            </table:table-cell>
            <table:table-cell table:style-name="Tabla3.A1" office:value-type="string">
              <text:p text:style-name="Table_20_Heading">Aproximado mensual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Junior</text:span></text:p>
          </table:table-cell>
          <table:table-cell table:style-name="Tabla3.A1" office:value-type="string">
            <text:p text:style-name="Table_20_Contents">~$70k – $90k</text:p>
          </table:table-cell>
          <table:table-cell table:style-name="Tabla3.A1" office:value-type="string">
            <text:p text:style-name="Table_20_Contents">~$5,500 – $7,500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termedio</text:span></text:p>
          </table:table-cell>
          <table:table-cell table:style-name="Tabla3.A1" office:value-type="string">
            <text:p text:style-name="Table_20_Contents">~$90k – $120k</text:p>
          </table:table-cell>
          <table:table-cell table:style-name="Tabla3.A1" office:value-type="string">
            <text:p text:style-name="Table_20_Contents">~$7,500 – $10,000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enior</text:span></text:p>
          </table:table-cell>
          <table:table-cell table:style-name="Tabla3.A1" office:value-type="string">
            <text:p text:style-name="Table_20_Contents">&gt; ~$120k</text:p>
          </table:table-cell>
          <table:table-cell table:style-name="Tabla3.A1" office:value-type="string">
            <text:p text:style-name="Table_20_Contents">~$10,000+</text:p>
          </table:table-cell>
        </table:table-row>
      </table:table>
      <text:p text:style-name="Text_20_body">📌 Por ejemplo, roles full stack o backend pueden promediar <text:span text:style-name="Strong_20_Emphasis">~ $90k – $115k USD/año</text:span> y algunos llegan mucho más según empresa/stack. </text:p>
      <text:p text:style-name="Text_20_body">💡 Productos o equipos con foco en <text:span text:style-name="Strong_20_Emphasis">IA o senior engineering</text:span> pueden pagar aún más (hasta $150k+ USD). </text:p>
      <text:h text:style-name="Heading_20_3" text:outline-level="3">🇪🇺 <text:span text:style-name="Strong_20_Emphasis">Europa (remoto o local)</text:span></text:h>
      <text:p text:style-name="Text_20_body">✔️ El rango europeo suele estar en <text:span text:style-name="Strong_20_Emphasis">€40,000 – €80,000+ / año</text:span> según país y experiencia; países como Alemania, UK o Países Bajos suelen pagar mejor. <text:line-break/>✔️ Para trabajo remoto con empresas europeas, puedes encontrar rangos similares o mejores.</text:p>
      <text:p text:style-name="Horizontal_20_Line"/>
      <text:h text:style-name="Heading_20_2" text:outline-level="2">🧩 <text:span text:style-name="Strong_20_Emphasis">Comparación práctica</text:span></text:h>
      <text:p text:style-name="Text_20_body">📍 <text:span text:style-name="Strong_20_Emphasis">Colombia (local):</text:span> sueldos crecientes con experiencia (~$5M–$18M COP mensuales). <text:line-break/>🌐 <text:span text:style-name="Strong_20_Emphasis">Remoto internacional:</text:span> salarios ampliamente superiores en USD o euros, pero exige:</text:p>
      <text:list text:style-name="L20">
        <text:list-item>
          <text:p text:style-name="P21">Inglés funcional/avanzado para entrevistas y comunicación.</text:p>
        </text:list-item>
        <text:list-item>
          <text:p text:style-name="P21">Portfolio sólido o experiencia comprobable.</text:p>
        </text:list-item>
        <text:list-item>
          <text:p text:style-name="P21">Buen manejo de herramientas modernas.</text:p>
        </text:list-item>
      </text:list>
      <text:p text:style-name="Text_20_body">💡 En términos generales:</text:p>
      <text:list text:style-name="L21">
        <text:list-item>
          <text:p text:style-name="P22">Un <text:span text:style-name="Strong_20_Emphasis">desarrollador senior remoto internacional</text:span> puede ganar potencialmente <text:span text:style-name="Strong_20_Emphasis">2–5× o más</text:span> que uno en Colombia trabajando localmente, incluso considerando tasas de cambio. </text:p>
        </text:list-item>
        <text:list-item>
          <text:p text:style-name="P22">Un <text:span text:style-name="Strong_20_Emphasis">junior con inglés + habilidades modernas</text:span> puede empezar a competir por roles remotos bien pagados (~$60k-$90k USD/año). </text:p>
        </text:list-item>
      </text:list>
      <text:p text:style-name="Horizontal_20_Line"/>
      <text:h text:style-name="Heading_20_2" text:outline-level="2"><text:soft-page-break/>🗣️ <text:span text:style-name="Strong_20_Emphasis">Inglés y empleabilidad</text:span></text:h>
      <text:p text:style-name="Text_20_body">🔹 <text:span text:style-name="Strong_20_Emphasis">Nivel mínimo recomendado:</text:span> B1–B2 para roles locales con equipo internacional y para entrevistas técnicas.<text:line-break/>🔹 <text:span text:style-name="Strong_20_Emphasis">Nivel fuerte (C1/C2):</text:span> facilita entrar en roles remotos con <text:span text:style-name="Strong_20_Emphasis">mejores salarios</text:span> y mayor responsabilidad.</text:p>
      <text:p text:style-name="Text_20_body">👉 Verbal, técnico y escrito: estar cómodo explicando proyectos y conceptos en inglés es clave para acceder a salarios remotos altos.</text:p>
      <text:p text:style-name="Horizontal_20_Line"/>
      <text:h text:style-name="Heading_20_2" text:outline-level="2">📌 Resumen</text:h>
      <text:p text:style-name="Text_20_body"><text:span text:style-name="Strong_20_Emphasis">Colombia (local)</text:span></text:p>
      <text:list text:style-name="L22">
        <text:list-item>
          <text:p text:style-name="P23">Junior: ~$3M – $7M COP/mes</text:p>
        </text:list-item>
        <text:list-item>
          <text:p text:style-name="P23">Intermedio: ~$7M – $12M+</text:p>
        </text:list-item>
        <text:list-item>
          <text:p text:style-name="P23">Senior top: ~$12M – $18M+ </text:p>
        </text:list-item>
      </text:list>
      <text:p text:style-name="Text_20_body"><text:span text:style-name="Strong_20_Emphasis">Remoto/Internacional</text:span></text:p>
      <text:list text:style-name="L23">
        <text:list-item>
          <text:p text:style-name="P24">Junior remoto: ~$60k – $90k USD/año</text:p>
        </text:list-item>
        <text:list-item>
          <text:p text:style-name="P24">Intermedio remoto: ~$90k – $120k USD/año</text:p>
        </text:list-item>
        <text:list-item>
          <text:p text:style-name="P24">Senior remoto: ~$120k – $200k+ USD/año (stack avanzados/IA) </text:p>
        </text:list-item>
      </text:list>
      <text:p text:style-name="Horizontal_20_Line"/>
      <text:p text:style-name="Text_20_body">Si quieres, puedo <text:span text:style-name="Strong_20_Emphasis">comparar estas cifras por ruta específica</text:span> (e.g., Java vs Node vs IA vs datos) y decirte cuál tiene <text:span text:style-name="Strong_20_Emphasis">mayor potencial de escalamiento salarial a 5 años</text:span> — ¿te interesa?</text:p>
      <text:p text:style-name="Text_20_body">no incluiste typescript</text:p>
      <text:p text:style-name="Text_20_body">¡Claro! Aquí tienes una **actualización específica de los rangos salariales para perfiles basados en **TypeScript (incluyendo Next.js) tanto en <text:span text:style-name="Strong_20_Emphasis">Colombia 🇨🇴</text:span> como <text:span text:style-name="Strong_20_Emphasis">mercados internacionales</text:span>, complementando lo que ya vimos 👇</text:p>
      <text:p text:style-name="Horizontal_20_Line"/>
      <text:h text:style-name="Heading_20_2" text:outline-level="2">🇨🇴 <text:span text:style-name="Strong_20_Emphasis">Salarios de TypeScript / Next.js en Colombia</text:span></text:h>
      <text:p text:style-name="Text_20_body">📌 Los datos del mercado activo muestran que en Colombia el salario depende mucho del nivel de experiencia, la empresa, y si es local o trabajo remoto desde aquí. </text:p>
      <text:h text:style-name="Heading_20_3" text:outline-level="3">💼 Niveles y rangos típicos (aprox.)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Nivel</text:p>
            </table:table-cell>
            <table:table-cell table:style-name="Tabla4.A1" office:value-type="string">
              <text:p text:style-name="Table_20_Heading">Salario mensual (COP)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Junior</text:span> (~0–2 años)</text:p>
          </table:table-cell>
          <table:table-cell table:style-name="Tabla4.A1" office:value-type="string">
            <text:p text:style-name="Table_20_Contents">~ <text:span text:style-name="Strong_20_Emphasis">$4 M – $5.5 M</text:span> 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Intermedio</text:span> (~2–5 años)</text:p>
          </table:table-cell>
          <table:table-cell table:style-name="Tabla4.A1" office:value-type="string">
            <text:p text:style-name="Table_20_Contents">~ <text:span text:style-name="Strong_20_Emphasis">$6 M – $8 M</text:span> 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Semi-senior / Senior</text:span> (5+ años)</text:p>
          </table:table-cell>
          <table:table-cell table:style-name="Tabla4.A1" office:value-type="string">
            <text:p text:style-name="Table_20_Contents">~ <text:span text:style-name="Strong_20_Emphasis">$8 M – $10 M+</text:span> </text:p>
          </table:table-cell>
        </table:table-row>
      </table:table>
      <text:p text:style-name="Text_20_body">📌 Ejemplos típicos:</text:p>
      <text:list text:style-name="L24">
        <text:list-item>
          <text:p text:style-name="P25"><text:soft-page-break/>Puestos junior fullstack TypeScript/Next con experiencia pública ~ <text:span text:style-name="Strong_20_Emphasis">$4–$5.5 M COP</text:span> </text:p>
        </text:list-item>
        <text:list-item>
          <text:p text:style-name="P25">Fullstack con ~3 años y Next/React/TypeScript en Bogotá ~ <text:span text:style-name="Strong_20_Emphasis">$8–$10 M COP</text:span> </text:p>
        </text:list-item>
        <text:list-item>
          <text:p text:style-name="P25">Proyectos más senior o combinados con DevOps, APIs y arquitectura pueden estar en bandas más altas. </text:p>
        </text:list-item>
      </text:list>
      <text:p text:style-name="Text_20_body">🔎 <text:span text:style-name="Emphasis">Nota:</text:span> estos rangos son aproximados y representan ofertas abiertas recientemente; algunas empresas negociarán según experiencia y otras benefician con bonos o compensaciones adicionales. </text:p>
      <text:p text:style-name="Horizontal_20_Line"/>
      <text:h text:style-name="Heading_20_2" text:outline-level="2">🌍 <text:span text:style-name="Strong_20_Emphasis">Salarios internacionales / Remoto para TypeScript</text:span></text:h>
      <text:h text:style-name="Heading_20_3" text:outline-level="3">📈 Remoto desde Colombia para empresas globales</text:h>
      <text:p text:style-name="Text_20_body">✔️ Muchas empresas remotas pagan en <text:span text:style-name="Strong_20_Emphasis">USD</text:span> aunque trabajes desde Colombia. Ejemplos reales compartidos por desarrolladores muestran:</text:p>
      <text:list text:style-name="L25">
        <text:list-item>
          <text:p text:style-name="P26">Roles mid-level fullstack remoto pueden estar en <text:span text:style-name="Strong_20_Emphasis">~USD 40,000 – 70,000 anuales (~USD 3,300 – 5,800/mes)</text:span> con Next/TypeScript y Node. </text:p>
        </text:list-item>
      </text:list>
      <text:p text:style-name="Text_20_body">✔️ Roles <text:span text:style-name="Emphasis">lead</text:span> o senior pueden escalar mucho más:</text:p>
      <text:list text:style-name="L26">
        <text:list-item>
          <text:p text:style-name="P27">Fullstack Senior con Next.js y experiencia en producto ++ puede llegar a <text:span text:style-name="Strong_20_Emphasis">~USD 80,000 – 160,000/anuales (~USD 6,600 – 13,300/mes)</text:span> o más según empresa y responsabilidades. </text:p>
        </text:list-item>
      </text:list>
      <text:p text:style-name="Text_20_body">💡 Esto muestra el gran salto frente a salarios típicos locales cuando hay experiencia sólida + inglés funcional.</text:p>
      <text:p text:style-name="Horizontal_20_Line"/>
      <text:h text:style-name="Heading_20_2" text:outline-level="2">📊 Comparación práctica (Quick View)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office:value-type="string">
              <text:p text:style-name="Table_20_Heading">Mercado</text:p>
            </table:table-cell>
            <table:table-cell table:style-name="Tabla5.A1" office:value-type="string">
              <text:p text:style-name="Table_20_Heading">Junior</text:p>
            </table:table-cell>
            <table:table-cell table:style-name="Tabla5.A1" office:value-type="string">
              <text:p text:style-name="Table_20_Heading">Intermedio</text:p>
            </table:table-cell>
            <table:table-cell table:style-name="Tabla5.A1" office:value-type="string">
              <text:p text:style-name="Table_20_Heading">Senior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trong_20_Emphasis">Colombia</text:span></text:p>
          </table:table-cell>
          <table:table-cell table:style-name="Tabla5.A1" office:value-type="string">
            <text:p text:style-name="Table_20_Contents">~ $4 – $5.5 M COP</text:p>
          </table:table-cell>
          <table:table-cell table:style-name="Tabla5.A1" office:value-type="string">
            <text:p text:style-name="Table_20_Contents">~ $6 – $8 M COP</text:p>
          </table:table-cell>
          <table:table-cell table:style-name="Tabla5.A1" office:value-type="string">
            <text:p text:style-name="Table_20_Contents">~ $8 – $10 M+ COP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emoto/Internacional</text:span></text:p>
          </table:table-cell>
          <table:table-cell table:style-name="Tabla5.A1" office:value-type="string">
            <text:p text:style-name="Table_20_Contents">~$40k – $60k USD año</text:p>
          </table:table-cell>
          <table:table-cell table:style-name="Tabla5.A1" office:value-type="string">
            <text:p text:style-name="Table_20_Contents">~$60k – $90k USD año</text:p>
          </table:table-cell>
          <table:table-cell table:style-name="Tabla5.A1" office:value-type="string">
            <text:p text:style-name="Table_20_Contents">~$90k – $160k+ USD año</text:p>
          </table:table-cell>
        </table:table-row>
      </table:table>
      <text:p text:style-name="Text_20_body">👉 Las cifras reflejan que <text:span text:style-name="Strong_20_Emphasis">la internacionalización + inglés fluido</text:span> puede multiplicar por <text:span text:style-name="Strong_20_Emphasis">2–4× o más</text:span> los ingresos comparado con rol local.</text:p>
      <text:p text:style-name="Horizontal_20_Line"/>
      <text:h text:style-name="Heading_20_2" text:outline-level="2">🔑 Factores que elevan el salario en TypeScript / Next</text:h>
      <text:p text:style-name="Text_20_body">Para avanzar más rápido en dinero y oportunidades, usualmente se valora:</text:p>
      <text:p text:style-name="Text_20_body">✅ Excelente nivel de <text:span text:style-name="Strong_20_Emphasis">inglés (B2+)</text:span> para entrevistas y documentación técnica<text:line-break/>✅ Portafolio de proyectos complejos con Next.js, APIs y despliegues<text:line-break/>✅ Experiencia con <text:span text:style-name="Strong_20_Emphasis">pruebas, arquitectura y buenas prácticas</text:span><text:line-break/>✅ Familiaridad con herramientas modernas (<text:span text:style-name="Emphasis">CI/CD, cloud, testing</text:span>)<text:line-break/>✅ Rol fullstack (no sólo frontend) combinado con backend (Node.js)</text:p>
      <text:p text:style-name="Horizontal_20_Line"/>
      <text:h text:style-name="Heading_20_2" text:outline-level="2"><text:soft-page-break/>🧠 Recomendación</text:h>
      <text:p text:style-name="Text_20_body">Si quieres <text:span text:style-name="Strong_20_Emphasis">maximizar tu salario y empleabilidad</text:span> con TypeScript/Next:</text:p>
      <text:list text:style-name="L27">
        <text:list-item>
          <text:p text:style-name="P28"><text:span text:style-name="Strong_20_Emphasis">Construye proyectos reales</text:span> con Next.js, API y despliegue en la nube.</text:p>
        </text:list-item>
        <text:list-item>
          <text:p text:style-name="P28">Mejora tu inglés al nivel <text:span text:style-name="Strong_20_Emphasis">intermedio-alto</text:span> (B2+).</text:p>
        </text:list-item>
        <text:list-item>
          <text:p text:style-name="P28">Busca roles remotos globales para capturar rangos salariales altos.</text:p>
        </text:list-item>
        <text:list-item>
          <text:p text:style-name="P28">Combina Next.js con backend (Node/Nest) o DevOps para subir tu perfil.</text:p>
        </text:list-item>
      </text:list>
      <text:p text:style-name="Horizontal_20_Line"/>
      <text:p text:style-name="Text_20_body">¿Quieres ahora un <text:span text:style-name="Strong_20_Emphasis">ranking de qué stacks pagan más rápido según tu nivel hoy (junior/intermedio/senior)</text:span>? (Te lo puedo hacer por cifras proyectadas a 2026 📈)</text:p>
      <text:p text:style-name="Text_20_body">si de todos los lenguajes</text:p>
      <text:p text:style-name="Text_20_body">Perfecto. Te hago un <text:span text:style-name="Strong_20_Emphasis">ranking comparativo 2026</text:span> incluyendo todas las rutas que mencionaste:</text:p>
      <text:list text:style-name="L28">
        <text:list-item>
          <text:p text:style-name="P29">Java + Spring Boot</text:p>
        </text:list-item>
        <text:list-item>
          <text:p text:style-name="P29">TypeScript + Next.js</text:p>
        </text:list-item>
        <text:list-item>
          <text:p text:style-name="P29">Node + NestJS</text:p>
        </text:list-item>
        <text:list-item>
          <text:p text:style-name="P29">C# + .NET</text:p>
        </text:list-item>
        <text:list-item>
          <text:p text:style-name="P29">IA / Automatización (Python + IA)</text:p>
        </text:list-item>
        <text:list-item>
          <text:p text:style-name="P29">Analítica de Datos</text:p>
        </text:list-item>
      </text:list>
      <text:p text:style-name="Text_20_body">Lo dividiré en:</text:p>
      <text:list text:style-name="L29">
        <text:list-item>
          <text:p text:style-name="P30">💰 Potencial salarial en Colombia</text:p>
        </text:list-item>
        <text:list-item>
          <text:p text:style-name="P30">🌍 Potencial salarial internacional</text:p>
        </text:list-item>
        <text:list-item>
          <text:p text:style-name="P30">🚀 Velocidad de crecimiento (qué stack escala más rápido en dinero)</text:p>
        </text:list-item>
      </text:list>
      <text:p text:style-name="Horizontal_20_Line"/>
      <text:h text:style-name="Heading_20_1" text:outline-level="1">🇨🇴 1️⃣ Ranking salarial en Colombia (2026)</text:h>
      <text:h text:style-name="Heading_20_3" text:outline-level="3">🔝 TOP por techo salarial (Senior 5+ años)</text:h>
      <text:p text:style-name="Text_20_body">🥇 <text:span text:style-name="Strong_20_Emphasis">IA / Automatización (Python + IA)</text:span></text:p>
      <text:list text:style-name="L30">
        <text:list-item>
          <text:p text:style-name="P31">$12M – $20M+ COP</text:p>
        </text:list-item>
        <text:list-item>
          <text:p text:style-name="P31">Si incluye ML, LLMs y automatización empresarial → aún más alto</text:p>
        </text:list-item>
      </text:list>
      <text:p text:style-name="Text_20_body">🥈 <text:span text:style-name="Strong_20_Emphasis">Java + Spring Boot</text:span></text:p>
      <text:list text:style-name="L31">
        <text:list-item>
          <text:p text:style-name="P32">$12M – $18M COP</text:p>
        </text:list-item>
        <text:list-item>
          <text:p text:style-name="P32">Muy fuerte en banca, fintech y sector corporativo</text:p>
        </text:list-item>
      </text:list>
      <text:p text:style-name="Text_20_body">🥉 <text:span text:style-name="Strong_20_Emphasis">Node.js + NestJS</text:span></text:p>
      <text:list text:style-name="L32">
        <text:list-item>
          <text:p text:style-name="P33"><text:soft-page-break/>$10M – $16M COP</text:p>
        </text:list-item>
        <text:list-item>
          <text:p text:style-name="P33">Muy demandado en startups y empresas tech</text:p>
        </text:list-item>
      </text:list>
      <text:p text:style-name="Text_20_body">4️⃣ <text:span text:style-name="Strong_20_Emphasis">C# + .NET</text:span></text:p>
      <text:list text:style-name="L33">
        <text:list-item>
          <text:p text:style-name="P34">$10M – $15M COP</text:p>
        </text:list-item>
        <text:list-item>
          <text:p text:style-name="P34">Mercado estable y corporativo</text:p>
        </text:list-item>
      </text:list>
      <text:p text:style-name="Text_20_body">5️⃣ <text:span text:style-name="Strong_20_Emphasis">TypeScript + Next.js (Fullstack)</text:span></text:p>
      <text:list text:style-name="L34">
        <text:list-item>
          <text:p text:style-name="P35">$8M – $14M COP</text:p>
        </text:list-item>
        <text:list-item>
          <text:p text:style-name="P35">Sube mucho si combinas backend + cloud</text:p>
        </text:list-item>
      </text:list>
      <text:p text:style-name="Text_20_body">6️⃣ <text:span text:style-name="Strong_20_Emphasis">Analítica de Datos</text:span></text:p>
      <text:list text:style-name="L35">
        <text:list-item>
          <text:p text:style-name="P36">$8M – $15M COP</text:p>
        </text:list-item>
        <text:list-item>
          <text:p text:style-name="P36">Puede subir bastante si pasas a Data Engineer o ML Engineer</text:p>
        </text:list-item>
      </text:list>
      <text:p text:style-name="Horizontal_20_Line"/>
      <text:h text:style-name="Heading_20_1" text:outline-level="1">🌍 2️⃣ Ranking salarial Internacional / Remoto (USD)</text:h>
      <text:h text:style-name="Heading_20_3" text:outline-level="3">🔥 TOP por salario remoto senior</text:h>
      <text:p text:style-name="Text_20_body">🥇 <text:span text:style-name="Strong_20_Emphasis">IA / Machine Learning / Automatización avanzada</text:span></text:p>
      <text:list text:style-name="L36">
        <text:list-item>
          <text:p text:style-name="P37">$120K – $200K+ USD/año</text:p>
        </text:list-item>
        <text:list-item>
          <text:p text:style-name="P37">Es el stack con mayor crecimiento global</text:p>
        </text:list-item>
      </text:list>
      <text:p text:style-name="Text_20_body">🥈 <text:span text:style-name="Strong_20_Emphasis">Backend fuerte (Java / Node / .NET) en empresas grandes</text:span></text:p>
      <text:list text:style-name="L37">
        <text:list-item>
          <text:p text:style-name="P38">$100K – $160K USD/año</text:p>
        </text:list-item>
      </text:list>
      <text:p text:style-name="Text_20_body">🥉 <text:span text:style-name="Strong_20_Emphasis">Fullstack TypeScript + Next + Node</text:span></text:p>
      <text:list text:style-name="L38">
        <text:list-item>
          <text:p text:style-name="P39">$90K – $150K USD/año</text:p>
        </text:list-item>
      </text:list>
      <text:p text:style-name="Text_20_body">4️⃣ <text:span text:style-name="Strong_20_Emphasis">Data Engineer / Data Scientist</text:span></text:p>
      <text:list text:style-name="L39">
        <text:list-item>
          <text:p text:style-name="P40">$90K – $150K USD/año</text:p>
        </text:list-item>
      </text:list>
      <text:p text:style-name="Text_20_body">5️⃣ <text:span text:style-name="Strong_20_Emphasis">Frontend puro (solo Next/React sin backend fuerte)</text:span></text:p>
      <text:list text:style-name="L40">
        <text:list-item>
          <text:p text:style-name="P41">$70K – $110K USD/año</text:p>
        </text:list-item>
      </text:list>
      <text:p text:style-name="Horizontal_20_Line"/>
      <text:h text:style-name="Heading_20_1" text:outline-level="1"><text:soft-page-break/>🚀 3️⃣ ¿Cuál escala más rápido en dinero?</text:h>
      <text:h text:style-name="Heading_20_3" text:outline-level="3">🔺 Crecimiento más acelerado (2–5 años)</text:h>
      <text:p text:style-name="Text_20_body">1️⃣ <text:span text:style-name="Strong_20_Emphasis">IA / Automatización</text:span></text:p>
      <text:list text:style-name="L41">
        <text:list-item>
          <text:p text:style-name="P42">Poca oferta de talento senior</text:p>
        </text:list-item>
        <text:list-item>
          <text:p text:style-name="P42">Alta demanda mundial</text:p>
        </text:list-item>
        <text:list-item>
          <text:p text:style-name="P42">Escala salarial más agresiva</text:p>
        </text:list-item>
      </text:list>
      <text:p text:style-name="Text_20_body">2️⃣ <text:span text:style-name="Strong_20_Emphasis">TypeScript Fullstack (Next + Node)</text:span></text:p>
      <text:list text:style-name="L42">
        <text:list-item>
          <text:p text:style-name="P43">Crece rápido si trabajas remoto</text:p>
        </text:list-item>
        <text:list-item>
          <text:p text:style-name="P43">Ideal para startups internacionales</text:p>
        </text:list-item>
      </text:list>
      <text:p text:style-name="Text_20_body">3️⃣ <text:span text:style-name="Strong_20_Emphasis">Node / Java backend moderno</text:span></text:p>
      <text:list text:style-name="L43">
        <text:list-item>
          <text:p text:style-name="P44">Sube estable y constante</text:p>
        </text:list-item>
      </text:list>
      <text:p text:style-name="Text_20_body">4️⃣ <text:span text:style-name="Strong_20_Emphasis">Data Engineering (no solo analítica básica)</text:span></text:p>
      <text:list text:style-name="L44">
        <text:list-item>
          <text:p text:style-name="P45">Si evolucionas a ingeniería de datos, el salario despega</text:p>
        </text:list-item>
      </text:list>
      <text:p text:style-name="Text_20_body">5️⃣ <text:span text:style-name="Strong_20_Emphasis">C# + .NET</text:span></text:p>
      <text:list text:style-name="L45">
        <text:list-item>
          <text:p text:style-name="P46">Crecimiento estable pero menos explosivo</text:p>
        </text:list-item>
      </text:list>
      <text:p text:style-name="Horizontal_20_Line"/>
      <text:h text:style-name="Heading_20_1" text:outline-level="1">🧠 Dificultad vs Dinero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Stack</text:p>
            </table:table-cell>
            <table:table-cell table:style-name="Tabla6.A1" office:value-type="string">
              <text:p text:style-name="Table_20_Heading">Dificultad técnica</text:p>
            </table:table-cell>
            <table:table-cell table:style-name="Tabla6.A1" office:value-type="string">
              <text:p text:style-name="Table_20_Heading">Potencial dinero</text:p>
            </table:table-cell>
          </table:table-row>
        </table:table-header-rows>
        <table:table-row>
          <table:table-cell table:style-name="Tabla6.A1" office:value-type="string">
            <text:p text:style-name="Table_20_Contents">IA</text:p>
          </table:table-cell>
          <table:table-cell table:style-name="Tabla6.A1" office:value-type="string">
            <text:p text:style-name="Table_20_Contents">Alta</text:p>
          </table:table-cell>
          <table:table-cell table:style-name="Tabla6.A1" office:value-type="string">
            <text:p text:style-name="Table_20_Contents">🔥🔥🔥🔥🔥</text:p>
          </table:table-cell>
        </table:table-row>
        <table:table-row>
          <table:table-cell table:style-name="Tabla6.A1" office:value-type="string">
            <text:p text:style-name="Table_20_Contents">Java + Spring</text:p>
          </table:table-cell>
          <table:table-cell table:style-name="Tabla6.A1" office:value-type="string">
            <text:p text:style-name="Table_20_Contents">Media-Alta</text:p>
          </table:table-cell>
          <table:table-cell table:style-name="Tabla6.A1" office:value-type="string">
            <text:p text:style-name="Table_20_Contents">🔥🔥🔥🔥</text:p>
          </table:table-cell>
        </table:table-row>
        <table:table-row>
          <table:table-cell table:style-name="Tabla6.A1" office:value-type="string">
            <text:p text:style-name="Table_20_Contents">Node + Nest</text:p>
          </table:table-cell>
          <table:table-cell table:style-name="Tabla6.A1" office:value-type="string">
            <text:p text:style-name="Table_20_Contents">Media</text:p>
          </table:table-cell>
          <table:table-cell table:style-name="Tabla6.A1" office:value-type="string">
            <text:p text:style-name="Table_20_Contents">🔥🔥🔥🔥</text:p>
          </table:table-cell>
        </table:table-row>
        <table:table-row>
          <table:table-cell table:style-name="Tabla6.A1" office:value-type="string">
            <text:p text:style-name="Table_20_Contents">TypeScript + Next</text:p>
          </table:table-cell>
          <table:table-cell table:style-name="Tabla6.A1" office:value-type="string">
            <text:p text:style-name="Table_20_Contents">Media</text:p>
          </table:table-cell>
          <table:table-cell table:style-name="Tabla6.A1" office:value-type="string">
            <text:p text:style-name="Table_20_Contents">🔥🔥🔥</text:p>
          </table:table-cell>
        </table:table-row>
        <table:table-row>
          <table:table-cell table:style-name="Tabla6.A1" office:value-type="string">
            <text:p text:style-name="Table_20_Contents">Data (Analítica básica)</text:p>
          </table:table-cell>
          <table:table-cell table:style-name="Tabla6.A1" office:value-type="string">
            <text:p text:style-name="Table_20_Contents">Media</text:p>
          </table:table-cell>
          <table:table-cell table:style-name="Tabla6.A1" office:value-type="string">
            <text:p text:style-name="Table_20_Contents">🔥🔥🔥</text:p>
          </table:table-cell>
        </table:table-row>
        <table:table-row>
          <table:table-cell table:style-name="Tabla6.A1" office:value-type="string">
            <text:p text:style-name="Table_20_Contents">C# + .NET</text:p>
          </table:table-cell>
          <table:table-cell table:style-name="Tabla6.A1" office:value-type="string">
            <text:p text:style-name="Table_20_Contents">Media</text:p>
          </table:table-cell>
          <table:table-cell table:style-name="Tabla6.A1" office:value-type="string">
            <text:p text:style-name="Table_20_Contents">🔥🔥🔥</text:p>
          </table:table-cell>
        </table:table-row>
      </table:table>
      <text:p text:style-name="Horizontal_20_Line"/>
      <text:h text:style-name="Heading_20_1" text:outline-level="1">🗣️ Inglés y su impacto real</text:h>
      <text:p text:style-name="Text_20_body">Sin inglés:</text:p>
      <text:list text:style-name="L46">
        <text:list-item>
          <text:p text:style-name="P47">Competirás principalmente en mercado colombiano.</text:p>
        </text:list-item>
        <text:list-item>
          <text:p text:style-name="P47">El techo salarial baja considerablemente.</text:p>
        </text:list-item>
      </text:list>
      <text:p text:style-name="Text_20_body">Con inglés B2–C1:</text:p>
      <text:list text:style-name="L47">
        <text:list-item>
          <text:p text:style-name="P48">Puedes multiplicar salario x2, x3 o más.</text:p>
        </text:list-item>
        <text:list-item>
          <text:p text:style-name="P48"><text:soft-page-break/>Acceso a empresas de EE.UU., Europa, Canadá.</text:p>
        </text:list-item>
        <text:list-item>
          <text:p text:style-name="P48">Más oportunidades remotas.</text:p>
        </text:list-item>
      </text:list>
      <text:p text:style-name="Text_20_body">📌 En 2026 el inglés ya no es ventaja — es casi requisito si quieres el top salarial.</text:p>
      <text:p text:style-name="Horizontal_20_Line"/>
      <text:h text:style-name="Heading_20_1" text:outline-level="1">🎯 Conclusión estratégica</text:h>
      <text:p text:style-name="Text_20_body">Si tu meta es:</text:p>
      <text:p text:style-name="Text_20_body">💰 <text:span text:style-name="Strong_20_Emphasis">Máximo dinero posible → IA / ML</text:span><text:line-break/>⚖️ <text:span text:style-name="Strong_20_Emphasis">Balance entre dificultad y salario → Node o Java backend</text:span><text:line-break/>🌎 <text:span text:style-name="Strong_20_Emphasis">Trabajar remoto rápido → TypeScript Fullstack</text:span><text:line-break/>🏢 <text:span text:style-name="Strong_20_Emphasis">Estabilidad corporativa → Java o .NET</text:span><text:line-break/>📊 <text:span text:style-name="Strong_20_Emphasis">Perfil analítico → Data Engineer (no solo analista)</text:span></text:p>
      <text:p text:style-name="Horizontal_20_Line"/>
      <text:p text:style-name="Text_20_body">Si quieres, ahora puedo hacerte:</text:p>
      <text:list text:style-name="L48">
        <text:list-item>
          <text:p text:style-name="P49">📈 Proyección a 5 años (qué elegir si empiezas desde cero hoy)</text:p>
        </text:list-item>
        <text:list-item>
          <text:p text:style-name="P49">🧬 Qué stack te conviene según tu personalidad</text:p>
        </text:list-item>
        <text:list-item>
          <text:p text:style-name="P49">🥇 El ranking realista para alguien sin experiencia todavía</text:p>
        </text:list-item>
      </text:list>
      <text:p text:style-name="Text_20_body">¿Cuál quiere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07:18:06.830946520</meta:creation-date>
    <dc:date>2026-02-25T13:50:51.492891193</dc:date>
    <meta:editing-duration>PT5H31M20S</meta:editing-duration>
    <meta:editing-cycles>1</meta:editing-cycles>
    <meta:document-statistic meta:table-count="6" meta:image-count="0" meta:object-count="0" meta:page-count="14" meta:paragraph-count="367" meta:word-count="2983" meta:character-count="18320" meta:non-whitespace-character-count="15744"/>
    <meta:generator>LibreOffice/24.2.7.2$Linux_X86_64 LibreOffice_project/420$Build-2</meta:generator>
  </office:meta>
</office:document-meta>
</file>